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00000006062549B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2323dc" fo:font-size="18pt" fo:font-weight="bold" style:font-size-asian="18pt" style:font-weight-asian="bold" style:font-size-complex="18pt" style:font-weight-complex="600" style:font-relief="engraved"/>
    </style:style>
    <style:style style:name="T1" style:family="text">
      <style:text-properties fo:color="#2323dc" fo:font-size="18pt" fo:font-weight="bold" style:font-size-asian="18pt" style:font-weight-asian="bold" style:font-size-complex="18pt" style:font-weight-complex="600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7cm" svg:height="2.538cm" svg:x="3.811cm" svg:y="12.7cm">
          <draw:image xlink:href="Pictures/10000201000002100000006062549BE1.png" xlink:type="simple" xlink:show="embed" xlink:actuate="onLoad">
            <text:p/>
          </draw:image>
        </draw:frame>
        <draw:frame draw:style-name="gr2" draw:text-style-name="P2" draw:layer="layout" svg:width="6.424cm" svg:height="0.962cm" svg:x="0.078cm" svg:y="0.054cm">
          <draw:text-box>
            <text:p text:style-name="P2"><text:span text:style-name="T1">Danielle McDermo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5cm" fo:margin-bottom="0.025cm" fo:margin-left="0.025cm" fo:margin-right="0.025cm" fo:page-width="6.604cm" fo:page-height="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3T12:31:31.146922509</dc:date>
    <meta:generator>LibreOffice/4.2.8.2$Linux_X86_64 LibreOffice_project/420m0$Build-2</meta:generator>
    <meta:editing-duration>PT1H22M39S</meta:editing-duration>
    <meta:editing-cycles>2</meta:editing-cycles>
    <meta:document-statistic meta:object-count="2"/>
  </office:meta>
</office:document-meta>
</file>